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rrection <text:tab/>3-a </text:p>
      <text:p text:style-name="Standard">My algorithm <text:s/>remains my answer but I made a typo error in commenting my code at the end (</text:p>
      <text:p text:style-name="Standard">count2 ← count2 + 1 // if we push more than once than one then unique topological ordering ) I meant if f we push more than once then there is not unique topological ordering) I could not edit the pdf online. I just saw the mistake. Thank you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moutou Sangare</meta:initial-creator>
    <meta:creation-date>2016-11-24T21:33:21.83</meta:creation-date>
    <meta:document-statistic meta:table-count="0" meta:image-count="0" meta:object-count="0" meta:page-count="1" meta:paragraph-count="3" meta:word-count="70" meta:character-count="349"/>
    <dc:date>2016-11-24T21:59:19.88</dc:date>
    <dc:creator>Mamoutou Sangare</dc:creator>
    <meta:editing-duration>PT25M58S</meta:editing-duration>
    <meta:editing-cycles>1</meta:editing-cycles>
    <meta:generator>OpenOffice/4.1.3$Win32 OpenOffice.org_project/413m1$Build-9783</meta:generator>
  </office:meta>
</office:document-meta>
</file>